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0.5pt" style:font-weight-asian="normal" style:font-size-complex="12pt" style:font-weight-complex="bold"/>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20pt" style:font-size-asian="17.5pt" style:font-size-complex="20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Nimbus Mono L"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Nimbus Mono L" fo:font-size="14pt" fo:font-weight="normal"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font-weight="normal"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6pt" fo:font-weight="normal"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text-align="start" style:justify-single-word="false" fo:break-before="page"/>
      <style:text-properties style:font-name="Nimbus Mono L" fo:font-size="12pt" fo:font-weight="normal"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font-name="Nimbus Mono 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BCLua: Bringing Lua scripting to Competitve Robotics</text:p>
      <text:p text:style-name="P3">Part 2, Design and Implementation</text:p>
      <text:p text:style-name="P1">Matthew Thompson<text:line-break/>Nease High School Botball</text:p>
      <text:p text:style-name="P1"><text:a xlink:type="simple" xlink:href="mailto:matthewbot@gmail.com">matthewbot@gmail.com</text:a></text:p>
      <text:p text:style-name="P1"/>
      <text:p text:style-name="P4">CBCLua: Bringing Lua Scripting to Competitive Robotics</text:p>
      <text:p text:style-name="P5">Part 2, Design and Implementation</text:p>
      <text:p text:style-name="P2"/>
      <text:p text:style-name="P6">1. Goals and Functionality</text:p>
      <text:p text:style-name="P1">CBCLua, our teams implementation of Lua as a language for controlling higher-level robot functions, was started primarily to improve productivity and exploit the CBC's ample resources more efficiently. Our team found KISS-C to be a large step back from the previous IC in terms of features and efficiency. On-board compiling for our completed regionals program was clocked at over a minute and half, which quickly became frustrating and ate away at focus as testing was riddled with long compiling pauses. Downloading our code over USB would take up to 4 minutes before compilation would even begin, so using an external USB jump drive was our only option, though having to eject it and wait for the CBC to load it still took its toll on turn around time. Lastly, an interaction function with a compiled language is a difficult but not impossible proposition, but was not provided KISS-C, meaning we had to use the full compile cycle to implement the simplest of prototypes and tests.</text:p>
      <text:p text:style-name="P1"/>
      <text:p text:style-name="P1">CBCLua's goal then, was to remedy all of these issues while simultaneously providing a simple, modern and high level programming environment. With Lua at its core, all of these issues are dramatically improved, such that I think our productivity with CBCLua has exceeded that of KISS-C. Lua, as an interpreted language, does not need a compilation stage. Though one does pay for this in program start up time, our entire program takes under three seconds to go from a cold start to fully loaded, which we found entirely acceptable, particularly because a program can be loaded once and run multiple times through interaction. CBCLua also dovetails well with the wireless USB expansion on the CBC, and contains a utility allowing both wireless interaction and under eight second wireless program downloads. This dramatic reduction in time between program runs and a very sophisticated interaction environment enables us to adjust programs and prototype new ideas faster than ever before.</text:p>
      <text:p text:style-name="P1"/>
      <text:p text:style-name="P6">2. Design of CBCLua Internals</text:p>
      <text:p text:style-name="P1">The CBCLua project eventually spawned an entire infrastructure supporting the usage of Lua on C, and in its current design is well organized and extensible. It is however, in its current state, very much an in-house project and is lacking in documentation, as well as simulation support for Windows, something we intend to address over the summer.</text:p>
      <text:p text:style-name="P1"/>
      <text:p text:style-name="P7">2.1. Usage Requirements</text:p>
      <text:p text:style-name="P1">The CBCLua program runtime currently works only on x86 Linux and ARM Linux. This means that a CBCLua program can only be executed on a Linux system, either a normal desktop or the CBC. Linux is also currently required to rebuild CBCLua's C modules or to create additional C modules. However, Interact, CBCLua's GUI for wireless downloads and interaction, has been ported to Windows. Because Interact is what the end-user of CBCLua will primarily use, CBCLua is fully usable on Windows, but in the future we do want to allow CBCLua programs to be ran and eventually simulated within a Windows based system.</text:p>
      <text:p text:style-name="P1"/>
      <text:p text:style-name="P8"><text:soft-page-break/>2.2. Build System</text:p>
      <text:p text:style-name="P1">Part of CBCLua's design requires that its build system be able to produce identical systems targeted at the CBC's ARM CPU and the local machine's X86 CPU. To accomplish this, a recursive make system was implemented. A single make command prepares the entire system for usage on the local machine in the 'local' directory, while a make usbinstall or make wifiinstall prepares the system to be installed onto a CBC either via a USB drive (robot.c and cbclua.tgz inside the 'usbinstall' directory) or a wireless connection.</text:p>
      <text:p text:style-name="P1"/>
      <text:p text:style-name="P1">The build system can be easily extended to adding extra C modules by simply creating a new module folder with a short Makefile inside. The build system can then automatically build the C module for local tests, then build and package it for installation onto the CBC through CBCLua's normal two installation methods, covered later in this paper.</text:p>
      <text:p text:style-name="P1"/>
      <text:p text:style-name="P7">2.3. Alterations to Lua interpreter</text:p>
      <text:p text:style-name="P1">CBCLua also encompasses a modified Lua interpreter. In the Lua community, well designed and tested patches that add additional features to the Lua language are known as “Power Patches”, and are quite common, owing to Lua's small, simple, and well organized code base. </text:p>
      <text:p text:style-name="P1"/>
      <text:p text:style-name="P1">The first patch applied is known as CoCo[1], which is a component of LuaJIT[2]. LuaJIT is a separate Lua distribution that adds a Just In Time compiler to Lua for a huge speedup, however it does not run on platforms other than X86. However, one of its key features, multiple C stacks for a single C thread, has been developed as a PowerPatch in parallel to the main Lua distribution and is known as CoCo. Through the use of multiple C stacks, CoCo lifts some restrictions on how C functions and coroutines may be combined, and is needed to allow CBCLua's interact mode to function properly with the task scheduler, discussed in the next section.</text:p>
      <text:p text:style-name="P1"/>
      <text:p text:style-name="P1">The second patch, LNum, is described in more detail in the first paper. LNum transparently provides a huge speed up to integer computations on systems such as the CBC, sometimes up to 500%[3], eliminating a huge inefficiency when Lua code is compared to C, while retaining all of Lua's simplicity.</text:p>
      <text:p text:style-name="P1"/>
      <text:p text:style-name="P1">Finally, the makefile needed minor changes to cross-compile properly since Lua does not use autotools. Additionally, a few benchmarks were used to select a good choice of optimizations to ensure top performance when the interpreter is ran on the CBC.</text:p>
      <text:p text:style-name="P1"/>
      <text:p text:style-name="P7">2.4. Startup code and standard libraries</text:p>
      <text:p text:style-name="P1">A Lua interpreter by it self is not terribly useful in robotics in the same way that ANSI C is also not terribly useful. Additional libraries are needed to provide the code with access to the CBC.</text:p>
      <text:p text:style-name="P1"/>
      <text:p text:style-name="P1">The lowest level of code in the interpreter are the C modules, raw.cbc and std.timer. The raw.cbc module contains template-generated bindings that allow Lua to invoke the KIPR-provided C functions for controlling the CBC. std.timer gives Lua access to Linux's higher resolution timing and sleeping() capabilities, as well as the select() system call for usage in the scheduler.</text:p>
      <text:p text:style-name="P1"/>
      <text:p text:style-name="P1">Above the C modules lies the Lua startup code, which modifies and extends the environment in which the Lua code runs in. Some expansions to the module system such as global variable declarations and imports were described in the first paper. The startup code also provides a simple OO model for use in programs, since Lua gives only the tools to implement an OO model and doesn't actually provide a specific one. Another large part of the startup code is devoted to the logic behind the interaction mode, <text:soft-page-break/>which enables Lua code to be tested instantly while also allowing program output to be viewed back on the controlling PC.</text:p>
      <text:p text:style-name="P1"/>
      <text:p text:style-name="P1">The next layer of code in CBCLua is the task scheduler. The task scheduler implements cooperative multitasking in Lua by placing each task in its own coroutine, and then automatically shuffling between them. Because there is only one real thread behind the entire program, the task scheduler is in charge of performing blocking system calls. It uses select() to put the process to sleep until the next task needs to run, ensuring minimal CPU usage, while also allowing the process to be instantly woken up if additional input is provided through a wireless connection if enabled. The task scheduler also implements a signal system that functions similar to condition variables in pthreads or to Java's wait() and notifyall() methods.</text:p>
      <text:p text:style-name="P1"/>
      <text:p text:style-name="P1">CBCLua also comes with a standard library, which is entirely replaceable and written in ordinary Lua code, provided only as a convenience to programmers and a demonstration of good Lua design. It contains OO wrappers for nearly all CBC functionality, including motors, servos, sensors, and vision. Botball-style starting light and game terminations functions are also provided. Experimental logging support is also included, though at the time of this writing time crunches are starting to make it appear that logging support will not be fully functional in time for GCER, however program output and additional log-only debug data can optionally be stored on the CBC and retrieved manually over SSH.</text:p>
      <text:p text:style-name="P1"/>
      <text:p text:style-name="P1">The last component of CBCLua is Interact, written in Haskell. The current version I've dubbed “The little hack that could,” or more seriously, a prototype mostly turned workable due to time constraints. It uses the Gtk library, which unfortunately provides an unsatisfactory experience when ported to Windows, currently needing over 30 cygwin DLLs to be included and doesn't look like a native Windows theme. Looks and DLL baggage aside, Interact does give an effective GUI that enables interacting with a remote CBC and quick and easy program downloading to CBCLua. A new version over the summer is planned to be expanded with a better Windows port and a robot control/telemetry panel allowing easier control and observation of the robot from the controlling PC.</text:p>
      <text:p text:style-name="P1"/>
      <text:p text:style-name="P6">3. CBCLua Installation and Usage</text:p>
      <text:p text:style-name="P1">CBCLua's primary installation method is that of a “robot.c installer”, or a specially crafted program loaded from a USB drive. Simply copy robot.c and its accompanying cbclua.tgz into the top level of a thumb drive, and use the Load from USB function of cbcui to compile and run the installer. If you have built CBCLua on your own Linux system and have your CBC connected via wifi, you can also perform a network install by issuing the command 'make wifiinstall'.</text:p>
      <text:p text:style-name="P1"/>
      <text:p text:style-name="P7">3.1 Operation from USB thumb drive</text:p>
      <text:p text:style-name="P1">CBCLua is entirely contained in a folder visible from the cbcui program list, and contains a short stub program written in C that must be compiled and executing from the cbcui console. Running this should execute a simple hello world program. To do something useful, we now need to download our own program. CBCLua expects code to be placed on a USB thumbdrive inside a folder called lua (lowercase is needed!). This folder is also required to have a main module, which serves a similar function to a main function in C or a main class in Java:</text:p>
      <text:p text:style-name="P1"/>
      <text:p text:style-name="P9"><text:tab/>module(...) –- Module header, required in every module</text:p>
      <text:p text:style-name="P9"><text:tab/>local cbc = require “std.cbc”</text:p>
      <text:p text:style-name="P9"><text:tab/>local task = require “std.task”</text:p>
      <text:p text:style-name="P9"/>
      <text:p text:style-name="P9"><text:soft-page-break/><text:tab/>function main()</text:p>
      <text:p text:style-name="P9"><text:tab/><text:tab/>print(“Turning on two motors!”)</text:p>
      <text:p text:style-name="P9"><text:tab/><text:tab/>cbc.motors[0]:fd()</text:p>
      <text:p text:style-name="P9"><text:tab/><text:tab/>cbc.motors[1]:fd()</text:p>
      <text:p text:style-name="P9"><text:tab/><text:tab/>task.sleep(1)</text:p>
      <text:p text:style-name="P9"><text:tab/><text:tab/>print(“Done!”) –- motors cut automatically on termination</text:p>
      <text:p text:style-name="P9"><text:tab/>end</text:p>
      <text:p text:style-name="P1"><text:s/></text:p>
      <text:p text:style-name="P1">This example module should be saved as main.lua. In Lua, the module name is derived from the file name, so the main module that CBCLua looks for when searching for the main function must be called main.lua, and be placed directly inside the lua folder.</text:p>
      <text:p text:style-name="P1"/>
      <text:p text:style-name="P1">Now, insert the thumbdrive, and run CBCLua from the console. It will automatically detect the presence of the USB drive, wait for it to mount, then copy the code to the CBC's internal memory. At this point the flash drive can be removed. It will then attempt to run the program, listing any errors on the console screen.</text:p>
      <text:p text:style-name="P1"/>
      <text:p text:style-name="P7">3.2 Wireless operation through Interact</text:p>
      <text:p text:style-name="P1">If your CBC has been set up with a network connection of some sort, you can download and run programs directly from your PC using CBCLua's interact tool. When run, the interact tool starts a local Lua session. Use the CBC-&gt;Connect menu option and enter the CBC's IP address, which will then open a wireless interaction session.</text:p>
      <text:p text:style-name="P1"/>
      <text:p text:style-name="P1">Once connected, programs can be loaded wirelessly from the Program-&gt;Download menu. You must then select the folder containing your Lua code. Its important to single click the folder as if it were a file, and select the “Open Folder” button on the dialog, instead of entering the desired folder with a double click and then inadvertently downloading one of its sub folders.</text:p>
      <text:p text:style-name="P1"/>
      <text:p text:style-name="P1">After the program is downloaded, it is available for use in Interaction. The following snippet shows how to run your programs main method:</text:p>
      <text:p text:style-name="P9"/>
      <text:p text:style-name="P9"><text:tab/>main.main()</text:p>
      <text:p text:style-name="P1"/>
      <text:p text:style-name="P1">In interaction mode, downloaded top-level modules are automatically visible, so we don't need a require command to load the main module. To launch the program, we must then merely execute our main function. When run in this fashion, all output from your program will be visible on the PC and not the CBC's console, ordinarily what one would want.</text:p>
      <text:p text:style-name="P1"/>
      <text:p text:style-name="P7">3.3 Building CBCLua on Linux</text:p>
      <text:p text:style-name="P1">If you want to run or tinker with CBCLua on your linux system, it isn't hard. The build is fully automated from a single command if you have the prerequisite programs installed. In particular, you will need:</text:p>
      <text:p text:style-name="P1"><text:tab/></text:p>
      <text:list xml:id="list377512438" text:style-name="L1">
        <text:list-item>
          <text:p text:style-name="P16">GNU make</text:p>
        </text:list-item>
        <text:list-item>
          <text:p text:style-name="P16">Subversion</text:p>
        </text:list-item>
        <text:list-item>
          <text:p text:style-name="P16">Recent GCC for local compilation</text:p>
        </text:list-item>
        <text:list-item>
          <text:p text:style-name="P16">Chumby GCC toolchain for cross compilation</text:p>
        </text:list-item>
        <text:list-item>
          <text:p text:style-name="P16">GHC[4], gtk2hs[5], and gtk[6] for compiling and running Interact</text:p>
        </text:list-item>
        <text:list-item>
          <text:p text:style-name="P16"><text:soft-page-break/>Lua installed for running programs locally</text:p>
        </text:list-item>
      </text:list>
      <text:p text:style-name="P1"><text:tab/></text:p>
      <text:p text:style-name="P1">With these packages installed, CBCLua can be checked out at the time of this writing from my local development server using the command:</text:p>
      <text:p text:style-name="P1"/>
      <text:p text:style-name="P1"><text:span text:style-name="T1"><text:tab/>svn checkout </text:span><text:a xlink:type="simple" xlink:href="http://testbedmatt.gotdns.org/svn/cbclua"><text:span text:style-name="T1">http://testbedmatt.gotdns.org/svn/cbclua</text:span></text:a><text:span text:style-name="T1"> cbclua</text:span></text:p>
      <text:p text:style-name="P1"/>
      <text:p text:style-name="P1">Finally, the build system can be driven with these important commands:</text:p>
      <text:p text:style-name="P1"/>
      <text:p text:style-name="P1"><text:tab/>make – Builds CBCLua for local usage and Interact</text:p>
      <text:p text:style-name="P1"><text:tab/>make usbinstall – Builds CBCLua for the CBC and packages it in the usbinstall folder</text:p>
      <text:p text:style-name="P1"><text:tab/>make wifiinstall – Builds CBCLua for the CBC then downloads via SSH to the prompted for IP</text:p>
      <text:p text:style-name="P1"><text:tab/>make clean – Gets rid of all generated files leaving only source</text:p>
      <text:p text:style-name="P1"/>
      <text:p text:style-name="P1">Once you've built CBCLua on Linux, you can then run it locally by using the files and scripts inside the local directory. By placing Lua code inside local/code folder and launching local/run.sh, you can test your programs away from a CBC. By instead launching run.sh as “local/run.sh interact”, you can launch a CBCLua interaction session to test and play with your modules; In its current incarnation, Interact cannot start a CBCLua interaction session, and merely launches a vanilla Lua interpreter instead. </text:p>
      <text:p text:style-name="P1"/>
      <text:p text:style-name="P1">You may also write a custom C module, for high-performance code or to access an API only available to C by creating a new folder in src/cmods. You'll need to copy and tweak the documented Makefile from the timer module. You can use as many sources and headers in your folder as you want as long as they implement a proper Lua C module, which is unfortunately beyond the scope of this article. After writing your module, simply rebuild and reinstall on to the CBC to use it, with no need to worry about complex cross compiler set up or getting shared libraries built correctly!</text:p>
      <text:p text:style-name="P1"/>
      <text:p text:style-name="P6">4. Standard Libraries</text:p>
      <text:p text:style-name="P1">In order to help demonstrate writing CBCLua programs, this paper ends with some examples that use the standard library</text:p>
      <text:p text:style-name="P1"/>
      <text:p text:style-name="P8">4.1 std.task</text:p>
      <text:p text:style-name="P10"/>
      <text:p text:style-name="P9">module(...) –- Required at the top of every module</text:p>
      <text:p text:style-name="P9"/>
      <text:p text:style-name="P9">local task = require “std.task” –- Loads the task module</text:p>
      <text:p text:style-name="P9"/>
      <text:p text:style-name="P9">function proc()</text:p>
      <text:p text:style-name="P9"><text:tab/>while true do</text:p>
      <text:p text:style-name="P9"><text:tab/><text:tab/>print(“Inside proc!”)</text:p>
      <text:p text:style-name="P9"><text:tab/><text:tab/>task.sleep(0.5)</text:p>
      <text:p text:style-name="P9"><text:tab/>end</text:p>
      <text:p text:style-name="P9">end</text:p>
      <text:p text:style-name="P9"/>
      <text:p text:style-name="P9">function main()</text:p>
      <text:p text:style-name="P9"><text:tab/>local proctask = task.start(proc, “Proc task”) –- Don't forget <text:tab/><text:tab/><text:tab/>–- the name of the task</text:p>
      <text:p text:style-name="P9"><text:tab/>task.sleep(4)</text:p>
      <text:p text:style-name="P9"><text:soft-page-break/><text:tab/>task.stop(proctask)</text:p>
      <text:p text:style-name="P9"><text:tab/>print(“Done”)</text:p>
      <text:p text:style-name="P9">end</text:p>
      <text:p text:style-name="P15"/>
      <text:p text:style-name="P11">4.2 std.cbc</text:p>
      <text:p text:style-name="P11"/>
      <text:p text:style-name="P10">module(...)</text:p>
      <text:p text:style-name="P10"/>
      <text:p text:style-name="P10">local cbc = require “std.cbc”</text:p>
      <text:p text:style-name="P10">local task = require “std.task”</text:p>
      <text:p text:style-name="P10"/>
      <text:p text:style-name="P10">local lmot = cbc.motors[0] –- Motor objects are stored in</text:p>
      <text:p text:style-name="P10"><text:tab/>–- the array cbc.motors</text:p>
      <text:p text:style-name="P10">local rmot = cbc.motors[3] –- Similar to #define, we can <text:tab/>–- store these motor objects in our own variables</text:p>
      <text:p text:style-name="P10">local sense = cbc.sensors[10] –- Save with sensors</text:p>
      <text:p text:style-name="P10">local servo = cbc.servos[2]</text:p>
      <text:p text:style-name="P10"/>
      <text:p text:style-name="P10">function main()</text:p>
      <text:p text:style-name="P10"><text:tab/>lmot:mrp(1000, -5000)</text:p>
      <text:p text:style-name="P10"><text:tab/>rmot:mrp(1000, 5000)</text:p>
      <text:p text:style-name="P10"><text:tab/>lmot:wait()</text:p>
      <text:p text:style-name="P10"/>
      <text:p text:style-name="P10"><text:tab/>print(“Sensor value: “ .. sense:read())</text:p>
      <text:p text:style-name="P10"/>
      <text:p text:style-name="P10"><text:tab/>servo:setpos(1000)</text:p>
      <text:p text:style-name="P10"><text:tab/>cbc.enable_servos()</text:p>
      <text:p text:style-name="P10"><text:tab/>task.sleep(1)</text:p>
      <text:p text:style-name="P10">end</text:p>
      <text:p text:style-name="P11"/>
      <text:p text:style-name="P14">5. Further Reading and Development Status</text:p>
      <text:p text:style-name="P11"/>
      <text:p text:style-name="P12">At the time of this writing, there exists a small and lonely doc directory in the cbclua tree. Hopefully by the time you read this paper I'll have developed some API documentation and example programs to help new users of CBCLua. Future CBCLua development will be primarily directed by this author, but I'm completely open and in fact hoping for new ideas and contributions. My goal is to turn CBCLua into a viable alternative programming environment for Botball and the CBC, so any help in achieving that would be very appreciated! I hope you've enjoyed reading a little about the design and implementation of Lua on the CBC, and the resulting advantages it can offer!</text:p>
      <text:p text:style-name="P12"/>
      <text:p text:style-name="P13">6. References</text:p>
      <text:p text:style-name="P12"/>
      <text:p text:style-name="P12">[1] CoCo. http://luajit.org/coco.html</text:p>
      <text:p text:style-name="P12">[2] The LuaJIT Project. <text:a xlink:type="simple" xlink:href="http://luajit.org/">http://luajit.org/</text:a></text:p>
      <text:p text:style-name="P12">[3] lua-users wiki: Lua Power Patches. <text:a xlink:type="simple" xlink:href="http://lua-users.org/wiki/LuaPowerPatches">http://lua-users.org/wiki/LuaPowerPatches</text:a></text:p>
      <text:p text:style-name="P12">[4] The Glasgow Haskell Compiler. <text:a xlink:type="simple" xlink:href="http://www.haskell.org/ghc/">http://www.haskell.org/ghc/</text:a></text:p>
      <text:p text:style-name="P12">[5] Gtk2Hs. <text:a xlink:type="simple" xlink:href="http://www.haskell.org/gtk2hs/">http://www.haskell.org/gtk2hs/</text:a></text:p>
      <text:p text:style-name="P12">[6] Gtk+ - About. http://www.gtk.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23:27:36</meta:creation-date>
    <meta:generator>OpenOffice.org/3.0$Linux OpenOffice.org_project/300m15$Build-9379</meta:generator>
    <dc:date>2009-06-03T01:59:23</dc:date>
    <meta:editing-duration>PT02H19M03S</meta:editing-duration>
    <meta:editing-cycles>85</meta:editing-cycles>
    <meta:document-statistic meta:table-count="0" meta:image-count="0" meta:object-count="0" meta:page-count="7" meta:paragraph-count="114" meta:word-count="2696" meta:character-count="16319"/>
    <meta:user-defined meta:name="Info 1"/>
    <meta:user-defined meta:name="Info 2"/>
    <meta:user-defined meta:name="Info 3"/>
    <meta:user-defined meta:name="Info 4"/>
  </office:meta>
</office:document-meta>
</file>